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26b977f" style:font-size-asian="31.5pt" style:font-weight-asian="bold" style:font-size-complex="3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Liberation Serif" fo:font-size="15pt" style:text-underline-style="none" fo:font-weight="normal" officeooo:rsid="027cc1d4" officeooo:paragraph-rsid="0246a2e9" style:font-size-asian="15pt" style:font-weight-asian="normal" style:font-size-complex="15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2840cac" officeooo:paragraph-rsid="02840cac" style:font-size-asian="15pt" style:font-weight-asian="bold" style:font-size-complex="15pt" style:font-weight-complex="bold"/>
    </style:style>
    <style:style style:name="P6" style:family="paragraph" style:parent-style-name="Text_20_body" style:list-style-name="L2">
      <style:text-properties officeooo:paragraph-rsid="02840cac"/>
    </style:style>
    <style:style style:name="P7" style:family="paragraph" style:parent-style-name="Text_20_body" style:list-style-name="L2">
      <style:text-properties fo:font-size="22pt" style:text-underline-style="solid" style:text-underline-width="auto" style:text-underline-color="font-color" fo:font-weight="bold" officeooo:rsid="0280886f" officeooo:paragraph-rsid="0280886f" style:font-size-asian="19.25pt" style:font-weight-asian="bold" style:font-size-complex="22pt" style:font-weight-complex="bold"/>
    </style:style>
    <style:style style:name="P8" style:family="paragraph" style:parent-style-name="Text_20_body" style:list-style-name="L2"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 style:parent-style-name="Text_20_body" style:list-style-name="L2">
      <style:text-properties fo:font-size="14pt" style:text-underline-style="none" fo:font-weight="normal" officeooo:rsid="02840cac" officeooo:paragraph-rsid="02840cac" style:font-size-asian="14pt" style:font-weight-asian="normal" style:font-size-complex="14pt" style:font-weight-complex="normal"/>
    </style:style>
    <style:style style:name="P10" style:family="paragraph" style:parent-style-name="Text_20_body">
      <style:text-properties fo:font-size="14pt" style:text-underline-style="none" fo:font-weight="normal" officeooo:rsid="02840cac" officeooo:paragraph-rsid="02840cac" style:font-size-asian="14pt" style:font-weight-asian="normal" style:font-size-complex="14pt" style:font-weight-complex="normal"/>
    </style:style>
    <style:style style:name="P11" style:family="paragraph" style:parent-style-name="Preformatted_20_Text">
      <style:text-properties officeooo:paragraph-rsid="02840cac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text-underline-style="solid" style:text-underline-width="auto" style:text-underline-color="font-color" fo:font-weight="bold" officeooo:rsid="02840cac" officeooo:paragraph-rsid="02840cac" style:font-weight-asian="bold" style:font-weight-complex="bold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officeooo:rsid="0280886f"/>
    </style:style>
    <style:style style:name="T5" style:family="text">
      <style:text-properties officeooo:rsid="02840cac"/>
    </style:style>
    <style:style style:name="T6" style:family="text">
      <style:text-properties fo:font-size="14pt" style:text-underline-style="none" fo:font-weight="normal" officeooo:rsid="02840cac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Y <text:span text:style-name="T4">8</text:span> <text:span text:style-name="T1">ANSIBLE</text:span></text:p>
      <text:p text:style-name="P1"/>
      <text:list xml:id="list8621630040757021882" text:style-name="L1">
        <text:list-item>
          <text:p text:style-name="P3"><text:span text:style-name="T2">Assignment </text:span><text:span text:style-name="T3">1</text:span></text:p>
          <text:p text:style-name="P3"><text:span text:style-name="T3"/></text:p>
          <text:p text:style-name="P4"><text:span text:style-name="T4">1. </text:span>Create 5 users with password, and these five users should have same permissions for a directory named ninja.(Directory can be created with the 5 users permmission.)</text:p>
        </text:list-item>
        <text:list-item text:style-override="L2">
          <text:p text:style-name="P8">Create ssh key for each user so that all those 5 users will be able to login through ssh.</text:p>
          <text:p text:style-name="P7">Solution<text:span text:style-name="T2"> :-</text:span></text:p>
          <text:p text:style-name="P9">Created 5 users</text:p>
          <text:p text:style-name="P9">- Created a playbook named Usermanagement.yml</text:p>
          <text:p text:style-name="P9">- For permission we can use ACL module in ansible</text:p>
          <text:p text:style-name="P6"><text:span text:style-name="T6"><text:s/></text:span>- name: Grant user Joe read access to a file</text:p>
          <text:p text:style-name="P6"><text:s text:c="4"/>acl:</text:p>
        </text:list-item>
      </text:list>
      <text:p text:style-name="P11"><text:s text:c="17"/>path: /<text:span text:style-name="T5">home/vagrant/common_dir</text:span></text:p>
      <text:p text:style-name="Preformatted_20_Text"><text:s text:c="17"/>entity: <text:span text:style-name="T5">common_dir</text:span></text:p>
      <text:p text:style-name="Preformatted_20_Text"><text:s text:c="17"/>etype: <text:span text:style-name="T5">directory</text:span></text:p>
      <text:p text:style-name="Preformatted_20_Text"><text:s text:c="17"/>permissions: r<text:span text:style-name="T5">+w</text:span></text:p>
      <text:p text:style-name="P12"><text:s text:c="17"/>state: present</text:p>
      <text:p text:style-name="P13">Usermanagement Playbook</text:p>
      <text:p text:style-name="P13"><text:span text:style-name="T2"/></text:p>
      <text:p text:style-name="P13"><text:span text:style-name="T2"/></text:p>
      <text:p text:style-name="P13">Usermanagement run</text:p>
      <text:p text:style-name="P10"/>
      <text:p text:style-name="P10"/>
      <text:p text:style-name="P10"/>
      <text:p text:style-name="P10"/>
      <text:p text:style-name="P10"/>
      <text:list xml:id="list204549071759853" text:continue-list="list8621630040757021882" text:style-name="L2">
        <text:list-item>
          <text:p text:style-name="P8"><text:soft-page-break/>Creat Logical Volume in any node machine.</text:p>
        </text:list-item>
        <text:list-item>
          <text:p text:style-name="P8">need to installl lvm2 first using ansible.</text:p>
        </text:list-item>
        <text:list-item>
          <text:p text:style-name="P8">Create ext4 type File System on the newly created logical volume.</text:p>
        </text:list-item>
        <text:list-item>
          <text:p text:style-name="P8">Mount newly created file system.</text:p>
        </text:list-item>
      </text:list>
      <text:p text:style-name="P5">LVM YML</text:p>
      <text:p text:style-name="P5"><text:span text:style-name="T2"/></text:p>
      <text:p text:style-name="P5"><text:span text:style-name="T2"/></text:p>
      <text:p text:style-name="P5">LVM RUN</text:p>
      <text:p text:style-name="P5"><text:span text:style-name="T2"/></text:p>
      <text:p text:style-name="P5"><text:span text:style-name="T2"/></text:p>
      <text:p text:style-name="P5"><text:span text:style-name="T2">STEPS:-</text:span></text:p>
      <text:p text:style-name="P5"><text:span text:style-name="T2">1.</text:span></text:p>
      <text:p text:style-name="P5"><text:span text:style-name="T2"/></text:p>
      <text:p text:style-name="P5"><text:span text:style-name="T2">2.</text:span></text:p>
      <text:p text:style-name="P5"><text:span text:style-name="T2"/></text:p>
      <text:p text:style-name="P5"><text:span text:style-name="T2">3.</text:span></text:p>
      <text:p text:style-name="P5"><text:span text:style-name="T2"/></text:p>
      <text:p text:style-name="P5"><text:span text:style-name="T2">4.</text:span></text:p>
      <text:p text:style-name="P5"><text:span text:style-name="T2"/></text:p>
      <text:p text:style-name="P5"><text:span text:style-name="T2">5.</text:span></text:p>
      <text:p text:style-name="P5"><text:span text:style-name="T2"/></text:p>
      <text:p text:style-name="P5"><text:span text:style-name="T2">6.</text:span></text:p>
      <text:p text:style-name="P5"><text:span text:style-name="T2"/></text:p>
      <text:p text:style-name="P5"><text:span text:style-name="T2">7.</text:span></text:p>
      <text:p text:style-name="P5"><text:span text:style-name="T2"/></text:p>
      <text:p text:style-name="P5"><text:span text:style-name="T2">8.</text:span></text:p>
      <text:p text:style-name="P5"><text:soft-page-break/><text:span text:style-name="T2"/></text:p>
      <text:p text:style-name="P5"><text:span text:style-name="T2">9.</text:span></text:p>
      <text:p text:style-name="P5"><text:span text:style-name="T2"/></text:p>
      <text:p text:style-name="P5"><text:span text:style-name="T2">1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20T20:45:47.403514097</dc:date>
    <meta:editing-duration>P1DT17H53M6S</meta:editing-duration>
    <meta:editing-cycles>318</meta:editing-cycles>
    <meta:generator>LibreOffice/5.1.6.2$Linux_X86_64 LibreOffice_project/10m0$Build-2</meta:generator>
    <meta:document-statistic meta:table-count="0" meta:image-count="0" meta:object-count="0" meta:page-count="3" meta:paragraph-count="35" meta:word-count="150" meta:character-count="909" meta:non-whitespace-character-count="711"/>
  </office:meta>
</office:document-meta>
</file>